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Experiment Data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1" table:number-rows-spanned="2">
            <text:p>Case #</text:p>
          </table:table-cell>
          <table:table-cell table:style-name="ce1" office:value-type="string" calcext:value-type="string" table:number-columns-spanned="1" table:number-rows-spanned="2">
            <text:p>bitrate</text:p>
          </table:table-cell>
          <table:table-cell table:style-name="ce1" office:value-type="string" calcext:value-type="string" table:number-columns-spanned="1" table:number-rows-spanned="2">
            <text:p># of iteration</text:p>
          </table:table-cell>
          <table:table-cell table:style-name="ce1" office:value-type="string" calcext:value-type="string" table:number-columns-spanned="1" table:number-rows-spanned="2">
            <text:p>compression_rate</text:p>
          </table:table-cell>
          <table:table-cell table:style-name="ce1" office:value-type="string" calcext:value-type="string" table:number-columns-spanned="1" table:number-rows-spanned="2">
            <text:p>packet size</text:p>
          </table:table-cell>
          <table:table-cell table:style-name="ce1" office:value-type="string" calcext:value-type="string" table:number-columns-spanned="1" table:number-rows-spanned="2">
            <text:p>real BW</text:p>
          </table:table-cell>
          <table:table-cell table:style-name="ce1" office:value-type="string" calcext:value-type="string" table:number-columns-spanned="2" table:number-rows-spanned="1">
            <text:p>encoding time</text:p>
          </table:table-cell>
          <table:covered-table-cell/>
          <table:table-cell table:style-name="ce1" office:value-type="string" calcext:value-type="string" table:number-columns-spanned="2" table:number-rows-spanned="1">
            <text:p>decoding time</text:p>
          </table:table-cell>
          <table:covered-table-cell/>
        </table:table-row>
        <table:table-row table:style-name="ro1">
          <table:table-cell/>
          <table:covered-table-cell table:number-columns-repeated="7"/>
          <table:table-cell office:value-type="string" calcext:value-type="string">
            <text:p>average (ms)</text:p>
          </table:table-cell>
          <table:table-cell office:value-type="string" calcext:value-type="string">
            <text:p>total (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otal (s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Experiment_1</text:p>
          </table:table-cell>
          <table:table-cell table:style-name="ce2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3439652" calcext:value-type="float">
            <text:p>3439652</text:p>
          </table:table-cell>
          <table:table-cell table:number-columns-repeated="2"/>
          <table:table-cell office:value-type="float" office:value="2.81034" calcext:value-type="float">
            <text:p>2.81034</text:p>
          </table:table-cell>
          <table:table-cell/>
          <table:table-cell office:value-type="float" office:value="2.08467" calcext:value-type="float">
            <text:p>2.08467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6906382" calcext:value-type="float">
            <text:p>6906382</text:p>
          </table:table-cell>
          <table:table-cell table:number-columns-repeated="2"/>
          <table:table-cell office:value-type="float" office:value="2.85518" calcext:value-type="float">
            <text:p>2.85518</text:p>
          </table:table-cell>
          <table:table-cell/>
          <table:table-cell office:value-type="float" office:value="2.16269" calcext:value-type="float">
            <text:p>2.16269</text:p>
          </table:table-cell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13703604" calcext:value-type="float">
            <text:p>13703604</text:p>
          </table:table-cell>
          <table:table-cell table:number-columns-repeated="2"/>
          <table:table-cell office:value-type="float" office:value="2.84599" calcext:value-type="float">
            <text:p>2.84599</text:p>
          </table:table-cell>
          <table:table-cell/>
          <table:table-cell office:value-type="float" office:value="2.17547" calcext:value-type="float">
            <text:p>2.17547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4045136" calcext:value-type="float">
            <text:p>4045136</text:p>
          </table:table-cell>
          <table:table-cell table:number-columns-repeated="2"/>
          <table:table-cell office:value-type="float" office:value="3.26439" calcext:value-type="float">
            <text:p>3.26439</text:p>
          </table:table-cell>
          <table:table-cell/>
          <table:table-cell office:value-type="float" office:value="2.24278" calcext:value-type="float">
            <text:p>2.24278</text:p>
          </table:table-cell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8125657" calcext:value-type="float">
            <text:p>8125657</text:p>
          </table:table-cell>
          <table:table-cell table:number-columns-repeated="2"/>
          <table:table-cell office:value-type="float" office:value="3.51655" calcext:value-type="float">
            <text:p>3.51655</text:p>
          </table:table-cell>
          <table:table-cell/>
          <table:table-cell office:value-type="float" office:value="2.54754" calcext:value-type="float">
            <text:p>2.54754</text:p>
          </table:table-cell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16180102" calcext:value-type="float">
            <text:p>16180102</text:p>
          </table:table-cell>
          <table:table-cell table:number-columns-repeated="2"/>
          <table:table-cell office:value-type="float" office:value="3.58371" calcext:value-type="float">
            <text:p>3.58371</text:p>
          </table:table-cell>
          <table:table-cell/>
          <table:table-cell office:value-type="float" office:value="2.53096" calcext:value-type="float">
            <text:p>2.53096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9061581" calcext:value-type="float">
            <text:p>9061581</text:p>
          </table:table-cell>
          <table:table-cell table:number-columns-repeated="2"/>
          <table:table-cell office:value-type="float" office:value="5.55855" calcext:value-type="float">
            <text:p>5.55855</text:p>
          </table:table-cell>
          <table:table-cell/>
          <table:table-cell office:value-type="float" office:value="4.47906" calcext:value-type="float">
            <text:p>4.47906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18236513" calcext:value-type="float">
            <text:p>18236513</text:p>
          </table:table-cell>
          <table:table-cell table:number-columns-repeated="2"/>
          <table:table-cell office:value-type="float" office:value="5.5401" calcext:value-type="float">
            <text:p>5.5401</text:p>
          </table:table-cell>
          <table:table-cell/>
          <table:table-cell office:value-type="float" office:value="4.40503" calcext:value-type="float">
            <text:p>4.40503</text:p>
          </table:table-cell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852" calcext:value-type="float">
            <text:p>0.005852</text:p>
          </table:table-cell>
          <table:table-cell office:value-type="float" office:value="36439138" calcext:value-type="float">
            <text:p>36439138</text:p>
          </table:table-cell>
          <table:table-cell table:number-columns-repeated="2"/>
          <table:table-cell office:value-type="float" office:value="5.2046" calcext:value-type="float">
            <text:p>5.2046</text:p>
          </table:table-cell>
          <table:table-cell/>
          <table:table-cell office:value-type="float" office:value="4.13756" calcext:value-type="float">
            <text:p>4.13756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38681336" calcext:value-type="float">
            <text:p>38681336</text:p>
          </table:table-cell>
          <table:table-cell table:number-columns-repeated="2"/>
          <table:table-cell office:value-type="float" office:value="20.2373" calcext:value-type="float">
            <text:p>20.2373</text:p>
          </table:table-cell>
          <table:table-cell/>
          <table:table-cell office:value-type="float" office:value="15.1008" calcext:value-type="float">
            <text:p>15.1008</text:p>
          </table:table-cell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77640651" calcext:value-type="float">
            <text:p>77640651</text:p>
          </table:table-cell>
          <table:table-cell table:number-columns-repeated="2"/>
          <table:table-cell office:value-type="float" office:value="21.4087" calcext:value-type="float">
            <text:p>21.4087</text:p>
          </table:table-cell>
          <table:table-cell/>
          <table:table-cell office:value-type="float" office:value="15.4034" calcext:value-type="float">
            <text:p>15.4034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155355934" calcext:value-type="float">
            <text:p>155355934</text:p>
          </table:table-cell>
          <table:table-cell table:number-columns-repeated="2"/>
          <table:table-cell office:value-type="float" office:value="21.3291" calcext:value-type="float">
            <text:p>21.3291</text:p>
          </table:table-cell>
          <table:table-cell/>
          <table:table-cell office:value-type="float" office:value="15.206" calcext:value-type="float">
            <text:p>15.20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Experiment_2</text:p>
          </table:table-cell>
          <table:table-cell table:style-name="ce2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3439652" calcext:value-type="float">
            <text:p>3439652</text:p>
          </table:table-cell>
          <table:table-cell table:number-columns-repeated="2"/>
          <table:table-cell office:value-type="float" office:value="2.89547" calcext:value-type="float">
            <text:p>2.89547</text:p>
          </table:table-cell>
          <table:table-cell/>
          <table:table-cell office:value-type="float" office:value="2.20219" calcext:value-type="float">
            <text:p>2.20219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84972" calcext:value-type="float">
            <text:p>2.84972</text:p>
          </table:table-cell>
          <table:table-cell/>
          <table:table-cell office:value-type="float" office:value="2.17876" calcext:value-type="float">
            <text:p>2.17876</text:p>
          </table:table-cell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67155" calcext:value-type="float">
            <text:p>2.67155</text:p>
          </table:table-cell>
          <table:table-cell/>
          <table:table-cell office:value-type="float" office:value="2.21936" calcext:value-type="float">
            <text:p>2.21936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0569" calcext:value-type="float">
            <text:p>3.40569</text:p>
          </table:table-cell>
          <table:table-cell/>
          <table:table-cell office:value-type="float" office:value="2.43845" calcext:value-type="float">
            <text:p>2.43845</text:p>
          </table:table-cell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7575" calcext:value-type="float">
            <text:p>3.47575</text:p>
          </table:table-cell>
          <table:table-cell/>
          <table:table-cell office:value-type="float" office:value="2.48784" calcext:value-type="float">
            <text:p>2.48784</text:p>
          </table:table-cell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16180102" calcext:value-type="float">
            <text:p>16180102</text:p>
          </table:table-cell>
          <table:table-cell table:number-columns-repeated="2"/>
          <table:table-cell office:value-type="float" office:value="3.67134" calcext:value-type="float">
            <text:p>3.67134</text:p>
          </table:table-cell>
          <table:table-cell/>
          <table:table-cell office:value-type="float" office:value="2.53639" calcext:value-type="float">
            <text:p>2.53639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29639" calcext:value-type="float">
            <text:p>5.29639</text:p>
          </table:table-cell>
          <table:table-cell/>
          <table:table-cell office:value-type="float" office:value="3.46567" calcext:value-type="float">
            <text:p>3.46567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27957" calcext:value-type="float">
            <text:p>5.27957</text:p>
          </table:table-cell>
          <table:table-cell/>
          <table:table-cell office:value-type="float" office:value="4.41266" calcext:value-type="float">
            <text:p>4.41266</text:p>
          </table:table-cell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64152" calcext:value-type="float">
            <text:p>5.64152</text:p>
          </table:table-cell>
          <table:table-cell/>
          <table:table-cell office:value-type="float" office:value="4.41716" calcext:value-type="float">
            <text:p>4.41716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0.3616" calcext:value-type="float">
            <text:p>20.3616</text:p>
          </table:table-cell>
          <table:table-cell/>
          <table:table-cell office:value-type="float" office:value="15.0753" calcext:value-type="float">
            <text:p>15.0753</text:p>
          </table:table-cell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1853" calcext:value-type="float">
            <text:p>21.1853</text:p>
          </table:table-cell>
          <table:table-cell/>
          <table:table-cell office:value-type="float" office:value="15.1155" calcext:value-type="float">
            <text:p>15.1155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1118" calcext:value-type="float">
            <text:p>21.1118</text:p>
          </table:table-cell>
          <table:table-cell/>
          <table:table-cell office:value-type="float" office:value="13.6689" calcext:value-type="float">
            <text:p>13.668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Experiment_3</text:p>
          </table:table-cell>
          <table:table-cell table:style-name="ce2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81919" calcext:value-type="float">
            <text:p>2.81919</text:p>
          </table:table-cell>
          <table:table-cell/>
          <table:table-cell office:value-type="float" office:value="1.95482" calcext:value-type="float">
            <text:p>1.95482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78021" calcext:value-type="float">
            <text:p>2.78021</text:p>
          </table:table-cell>
          <table:table-cell/>
          <table:table-cell office:value-type="float" office:value="2.10203" calcext:value-type="float">
            <text:p>2.10203</text:p>
          </table:table-cell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81258" calcext:value-type="float">
            <text:p>2.81258</text:p>
          </table:table-cell>
          <table:table-cell/>
          <table:table-cell office:value-type="float" office:value="1.9019" calcext:value-type="float">
            <text:p>1.9019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4816" calcext:value-type="float">
            <text:p>3.44816</text:p>
          </table:table-cell>
          <table:table-cell/>
          <table:table-cell office:value-type="float" office:value="2.37234" calcext:value-type="float">
            <text:p>2.37234</text:p>
          </table:table-cell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5207" calcext:value-type="float">
            <text:p>3.45207</text:p>
          </table:table-cell>
          <table:table-cell/>
          <table:table-cell office:value-type="float" office:value="2.538" calcext:value-type="float">
            <text:p>2.538</text:p>
          </table:table-cell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63579" calcext:value-type="float">
            <text:p>3.63579</text:p>
          </table:table-cell>
          <table:table-cell/>
          <table:table-cell office:value-type="float" office:value="2.44275" calcext:value-type="float">
            <text:p>2.44275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62782" calcext:value-type="float">
            <text:p>5.62782</text:p>
          </table:table-cell>
          <table:table-cell/>
          <table:table-cell office:value-type="float" office:value="4.44897" calcext:value-type="float">
            <text:p>4.44897</text:p>
          </table:table-cell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31784" calcext:value-type="float">
            <text:p>5.31784</text:p>
          </table:table-cell>
          <table:table-cell/>
          <table:table-cell office:value-type="float" office:value="4.43552" calcext:value-type="float">
            <text:p>4.43552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2335" calcext:value-type="float">
            <text:p>21.2335</text:p>
          </table:table-cell>
          <table:table-cell/>
          <table:table-cell office:value-type="float" office:value="15.4554" calcext:value-type="float">
            <text:p>15.4554</text:p>
          </table:table-cell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4892" calcext:value-type="float">
            <text:p>21.4892</text:p>
          </table:table-cell>
          <table:table-cell/>
          <table:table-cell office:value-type="float" office:value="15.3446" calcext:value-type="float">
            <text:p>15.3446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2.1177" calcext:value-type="float">
            <text:p>22.1177</text:p>
          </table:table-cell>
          <table:table-cell/>
          <table:table-cell office:value-type="float" office:value="15.3018" calcext:value-type="float">
            <text:p>15.301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Experiment_4</text:p>
          </table:table-cell>
          <table:table-cell table:style-name="ce2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79796" calcext:value-type="float">
            <text:p>2.79796</text:p>
          </table:table-cell>
          <table:table-cell/>
          <table:table-cell office:value-type="float" office:value="2.14032" calcext:value-type="float">
            <text:p>2.14032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74248" calcext:value-type="float">
            <text:p>2.74248</text:p>
          </table:table-cell>
          <table:table-cell/>
          <table:table-cell office:value-type="float" office:value="2.31425" calcext:value-type="float">
            <text:p>2.31425</text:p>
          </table:table-cell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78726" calcext:value-type="float">
            <text:p>2.78726</text:p>
          </table:table-cell>
          <table:table-cell/>
          <table:table-cell office:value-type="float" office:value="1.96751" calcext:value-type="float">
            <text:p>1.96751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1561" calcext:value-type="float">
            <text:p>3.41561</text:p>
          </table:table-cell>
          <table:table-cell/>
          <table:table-cell office:value-type="float" office:value="2.25223" calcext:value-type="float">
            <text:p>2.25223</text:p>
          </table:table-cell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37452" calcext:value-type="float">
            <text:p>3.37452</text:p>
          </table:table-cell>
          <table:table-cell/>
          <table:table-cell office:value-type="float" office:value="2.35416" calcext:value-type="float">
            <text:p>2.35416</text:p>
          </table:table-cell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50754" calcext:value-type="float">
            <text:p>3.50754</text:p>
          </table:table-cell>
          <table:table-cell/>
          <table:table-cell office:value-type="float" office:value="2.42163" calcext:value-type="float">
            <text:p>2.42163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49882" calcext:value-type="float">
            <text:p>5.49882</text:p>
          </table:table-cell>
          <table:table-cell/>
          <table:table-cell office:value-type="float" office:value="4.37184" calcext:value-type="float">
            <text:p>4.37184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34682" calcext:value-type="float">
            <text:p>5.34682</text:p>
          </table:table-cell>
          <table:table-cell/>
          <table:table-cell office:value-type="float" office:value="4.26563" calcext:value-type="float">
            <text:p>4.26563</text:p>
          </table:table-cell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466" calcext:value-type="float">
            <text:p>5.466</text:p>
          </table:table-cell>
          <table:table-cell/>
          <table:table-cell office:value-type="float" office:value="4.506" calcext:value-type="float">
            <text:p>4.506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0.7202" calcext:value-type="float">
            <text:p>20.7202</text:p>
          </table:table-cell>
          <table:table-cell/>
          <table:table-cell office:value-type="float" office:value="14.4754" calcext:value-type="float">
            <text:p>14.4754</text:p>
          </table:table-cell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8237" calcext:value-type="float">
            <text:p>21.8237</text:p>
          </table:table-cell>
          <table:table-cell/>
          <table:table-cell office:value-type="float" office:value="15.4886" calcext:value-type="float">
            <text:p>15.4886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9862" calcext:value-type="float">
            <text:p>21.9862</text:p>
          </table:table-cell>
          <table:table-cell/>
          <table:table-cell office:value-type="float" office:value="15.535" calcext:value-type="float">
            <text:p>15.53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Experiment_5</text:p>
          </table:table-cell>
          <table:table-cell table:style-name="ce2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eriment Setup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Data</text:p>
          </table:table-cell>
          <table:table-cell table:style-name="ce3" office:value-type="string" calcext:value-type="string" table:number-columns-spanned="2" table:number-rows-spanned="1">
            <text:p>Resolution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# of pixels</text:p>
          </table:table-cell>
          <table:table-cell table:style-name="ce2" office:value-type="string" calcext:value-type="string" table:number-columns-spanned="3" table:number-rows-spanned="1">
            <text:p>bitrate*</text:p>
          </table:table-cell>
          <table:covered-table-cell table:number-columns-repeated="2" table:style-name="ce3"/>
          <table:table-cell table:style-name="ce1"/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covered-table-cell table:style-name="ce3"/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igh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No-halton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768" calcext:value-type="float">
            <text:p>768</text:p>
          </table:table-cell>
          <table:table-cell table:style-name="ce3" table:formula="of:=[Sheet1.C5]*[Sheet1.D5]" office:value-type="float" office:value="786432" calcext:value-type="float">
            <text:p>786432</text:p>
          </table:table-cell>
          <table:table-cell table:style-name="ce4" table:formula="of:=[Sheet1.G5]/2" office:value-type="float" office:value="825753.6" calcext:value-type="float">
            <text:p>825,754 </text:p>
          </table:table-cell>
          <table:table-cell table:style-name="ce4" table:formula="of:=[Sheet1.E5]*0.07*30" office:value-type="float" office:value="1651507.2" calcext:value-type="float">
            <text:p>1,651,507 </text:p>
          </table:table-cell>
          <table:table-cell table:style-name="ce4" table:formula="of:=[Sheet1.G5]*2" office:value-type="float" office:value="3303014.4" calcext:value-type="float">
            <text:p>3,303,014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nerated_720P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[Sheet1.C6]*[Sheet1.D6]" office:value-type="float" office:value="921600" calcext:value-type="float">
            <text:p>921600</text:p>
          </table:table-cell>
          <table:table-cell table:style-name="ce4" table:formula="of:=[Sheet1.G6]/2" office:value-type="float" office:value="967680" calcext:value-type="float">
            <text:p>967,680 </text:p>
          </table:table-cell>
          <table:table-cell table:style-name="ce4" table:formula="of:=[Sheet1.E6]*0.07*30" office:value-type="float" office:value="1935360" calcext:value-type="float">
            <text:p>1,935,360 </text:p>
          </table:table-cell>
          <table:table-cell table:style-name="ce4" table:formula="of:=[Sheet1.G6]*2" office:value-type="float" office:value="3870720" calcext:value-type="float">
            <text:p>3,870,720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nerated_1080P</text:p>
          </table:table-cell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formula="of:=[Sheet1.C7]*[Sheet1.D7]" office:value-type="float" office:value="2073600" calcext:value-type="float">
            <text:p>2073600</text:p>
          </table:table-cell>
          <table:table-cell table:style-name="ce4" table:formula="of:=[Sheet1.G7]/2" office:value-type="float" office:value="2177280" calcext:value-type="float">
            <text:p>2,177,280 </text:p>
          </table:table-cell>
          <table:table-cell table:style-name="ce4" table:formula="of:=[Sheet1.E7]*0.07*30" office:value-type="float" office:value="4354560" calcext:value-type="float">
            <text:p>4,354,560 </text:p>
          </table:table-cell>
          <table:table-cell table:style-name="ce4" table:formula="of:=[Sheet1.G7]*2" office:value-type="float" office:value="8709120" calcext:value-type="float">
            <text:p>8,709,120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nerated_4K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160" calcext:value-type="float">
            <text:p>2160</text:p>
          </table:table-cell>
          <table:table-cell table:style-name="ce3" table:formula="of:=[Sheet1.C8]*[Sheet1.D8]" office:value-type="float" office:value="8847360" calcext:value-type="float">
            <text:p>8847360</text:p>
          </table:table-cell>
          <table:table-cell table:style-name="ce4" table:formula="of:=[Sheet1.G8]/2" office:value-type="float" office:value="9289728" calcext:value-type="float">
            <text:p>9,289,728 </text:p>
          </table:table-cell>
          <table:table-cell table:style-name="ce4" table:formula="of:=[Sheet1.E8]*0.07*30" office:value-type="float" office:value="18579456" calcext:value-type="float">
            <text:p>18,579,456 </text:p>
          </table:table-cell>
          <table:table-cell table:style-name="ce4" table:formula="of:=[Sheet1.G8]*2" office:value-type="float" office:value="37158912" calcext:value-type="float">
            <text:p>37,158,912 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rame-rat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e count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4:52:49.849261085</meta:creation-date>
    <dc:date>2016-08-05T17:19:53.006520462</dc:date>
    <meta:editing-duration>PT39M54S</meta:editing-duration>
    <meta:editing-cycles>3</meta:editing-cycles>
    <meta:generator>LibreOffice/5.1.4.2$Linux_X86_64 LibreOffice_project/10m0$Build-2</meta:generator>
    <meta:document-statistic meta:table-count="2" meta:cell-count="383" meta:object-count="0"/>
  </office:meta>
</office:document-meta>
</file>